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roboto, 'helvetica neue', Arial" svg:font-family="roboto, 'helvetica neue', Aria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 style:line-height-at-least="0.2083in"/>
    </style:style>
    <style:style style:name="T2" style:parent-style-name="Fonteparág.padrão" style:family="text">
      <style:text-properties style:font-name="roboto, 'helvetica neue', Arial" fo:color="#434343" fo:font-size="10.5pt" style:font-size-asian="10.5pt"/>
    </style:style>
    <style:style style:name="T3" style:parent-style-name="Fonteparág.padrão" style:family="text">
      <style:text-properties style:font-name="roboto, 'helvetica neue', Arial" fo:color="#434343" fo:font-size="10.5pt" style:font-size-asian="10.5pt"/>
    </style:style>
    <style:style style:name="P4" style:parent-style-name="PreformattedText" style:family="paragraph">
      <style:text-properties fo:language="en" fo:country="US"/>
    </style:style>
    <style:style style:name="P5" style:parent-style-name="PreformattedText" style:family="paragraph">
      <style:text-properties fo:language="en" fo:country="US"/>
    </style:style>
    <style:style style:name="P6" style:parent-style-name="PreformattedText" style:family="paragraph">
      <style:text-properties fo:language="en" fo:country="US"/>
    </style:style>
    <style:style style:name="P7" style:parent-style-name="PreformattedText" style:family="paragraph">
      <style:text-properties fo:language="en" fo:country="US"/>
    </style:style>
    <style:style style:name="P8" style:parent-style-name="PreformattedText" style:family="paragraph">
      <style:text-properties fo:language="en" fo:country="US"/>
    </style:style>
    <style:style style:name="P9" style:parent-style-name="PreformattedText" style:family="paragraph">
      <style:text-properties fo:language="en" fo:country="US"/>
    </style:style>
    <style:style style:name="P10" style:parent-style-name="PreformattedText" style:family="paragraph">
      <style:text-properties fo:language="en" fo:country="US"/>
    </style:style>
    <style:style style:name="P11" style:parent-style-name="PreformattedText" style:family="paragraph">
      <style:text-properties fo:language="en" fo:country="US"/>
    </style:style>
    <style:style style:name="P12" style:parent-style-name="PreformattedText" style:family="paragraph">
      <style:text-properties fo:language="en" fo:country="US"/>
    </style:style>
    <style:style style:name="P13" style:parent-style-name="PreformattedText" style:family="paragraph">
      <style:text-properties fo:language="en" fo:country="US"/>
    </style:style>
    <style:style style:name="P14" style:parent-style-name="PreformattedText" style:family="paragraph">
      <style:text-properties fo:language="en" fo:country="US"/>
    </style:style>
    <style:style style:name="P15" style:parent-style-name="PreformattedText" style:family="paragraph">
      <style:text-properties fo:language="en" fo:country="US"/>
    </style:style>
    <style:style style:name="P16" style:parent-style-name="PreformattedText" style:family="paragraph">
      <style:text-properties fo:language="en" fo:country="US"/>
    </style:style>
    <style:style style:name="P17" style:parent-style-name="PreformattedText" style:family="paragraph">
      <style:text-properties fo:language="en" fo:country="US"/>
    </style:style>
    <style:style style:name="P18" style:parent-style-name="PreformattedText" style:family="paragraph">
      <style:text-properties fo:language="en" fo:country="US"/>
    </style:style>
    <style:style style:name="P19" style:parent-style-name="PreformattedText" style:family="paragraph">
      <style:text-properties fo:language="en" fo:country="US"/>
    </style:style>
    <style:style style:name="P20" style:parent-style-name="PreformattedText" style:family="paragraph">
      <style:text-properties fo:language="en" fo:country="US"/>
    </style:style>
    <style:style style:name="P21" style:parent-style-name="PreformattedText" style:family="paragraph">
      <style:text-properties fo:language="en" fo:country="US"/>
    </style:style>
    <style:style style:name="P22" style:parent-style-name="PreformattedText" style:family="paragraph">
      <style:text-properties fo:language="en" fo:country="US"/>
    </style:style>
    <style:style style:name="P23" style:parent-style-name="PreformattedText" style:family="paragraph">
      <style:text-properties fo:language="en" fo:country="US"/>
    </style:style>
    <style:style style:name="P24" style:parent-style-name="PreformattedText" style:family="paragraph">
      <style:text-properties fo:language="en" fo:country="US"/>
    </style:style>
    <style:style style:name="P25" style:parent-style-name="PreformattedText" style:family="paragraph">
      <style:text-properties fo:language="en" fo:country="US"/>
    </style:style>
    <style:style style:name="P26" style:parent-style-name="PreformattedText" style:family="paragraph">
      <style:text-properties fo:language="en" fo:country="US"/>
    </style:style>
    <style:style style:name="P27" style:parent-style-name="PreformattedText" style:family="paragraph">
      <style:text-properties fo:language="en" fo:country="US"/>
    </style:style>
    <style:style style:name="P28" style:parent-style-name="PreformattedText" style:family="paragraph">
      <style:text-properties fo:language="en" fo:country="US"/>
    </style:style>
    <style:style style:name="P29" style:parent-style-name="PreformattedText" style:family="paragraph">
      <style:text-properties fo:language="en" fo:country="US"/>
    </style:style>
    <style:style style:name="P30" style:parent-style-name="PreformattedText" style:family="paragraph">
      <style:text-properties fo:language="en" fo:country="US"/>
    </style:style>
    <style:style style:name="P31" style:parent-style-name="PreformattedText" style:family="paragraph">
      <style:text-properties fo:language="en" fo:country="US"/>
    </style:style>
    <style:style style:name="P32" style:parent-style-name="PreformattedText" style:family="paragraph">
      <style:text-properties fo:language="en" fo:country="US"/>
    </style:style>
    <style:style style:name="P33" style:parent-style-name="PreformattedText" style:family="paragraph">
      <style:text-properties fo:language="en" fo:country="US"/>
    </style:style>
    <style:style style:name="P34" style:parent-style-name="PreformattedText" style:family="paragraph">
      <style:text-properties fo:language="en" fo:country="US"/>
    </style:style>
    <style:style style:name="P35" style:parent-style-name="PreformattedText" style:family="paragraph">
      <style:text-properties fo:language="en" fo:country="US"/>
    </style:style>
    <style:style style:name="P36" style:parent-style-name="PreformattedText" style:family="paragraph">
      <style:text-properties fo:language="en" fo:country="US"/>
    </style:style>
    <style:style style:name="P37" style:parent-style-name="PreformattedText" style:family="paragraph">
      <style:text-properties fo:language="en" fo:country="US"/>
    </style:style>
    <style:style style:name="P38" style:parent-style-name="PreformattedText" style:family="paragraph">
      <style:text-properties fo:language="en" fo:country="US"/>
    </style:style>
    <style:style style:name="P39" style:parent-style-name="PreformattedText" style:family="paragraph">
      <style:text-properties fo:language="en" fo:country="US"/>
    </style:style>
    <style:style style:name="P40" style:parent-style-name="PreformattedText" style:family="paragraph">
      <style:text-properties fo:language="en" fo:country="US"/>
    </style:style>
    <style:style style:name="P41" style:parent-style-name="PreformattedText" style:family="paragraph">
      <style:text-properties fo:language="en" fo:country="US"/>
    </style:style>
    <style:style style:name="P42" style:parent-style-name="PreformattedText" style:family="paragraph">
      <style:text-properties fo:language="en" fo:country="US"/>
    </style:style>
    <style:style style:name="P43" style:parent-style-name="PreformattedText" style:family="paragraph">
      <style:text-properties fo:language="en" fo:country="US"/>
    </style:style>
    <style:style style:name="P44" style:parent-style-name="PreformattedText" style:family="paragraph">
      <style:text-properties fo:language="en" fo:country="US"/>
    </style:style>
    <style:style style:name="P45" style:parent-style-name="PreformattedText" style:family="paragraph">
      <style:text-properties fo:language="en" fo:country="US"/>
    </style:style>
    <style:style style:name="P46" style:parent-style-name="PreformattedText" style:family="paragraph">
      <style:text-properties fo:language="en" fo:country="US"/>
    </style:style>
    <style:style style:name="T47" style:parent-style-name="Fonteparág.padrão" style:family="text">
      <style:text-properties fo:language="en" fo:country="US"/>
    </style:style>
    <style:style style:name="T48" style:parent-style-name="Fonteparág.padrão" style:family="text">
      <style:text-properties fo:language="en" fo:country="US"/>
    </style:style>
    <style:style style:name="P49" style:parent-style-name="PreformattedText" style:family="paragraph">
      <style:text-properties fo:language="en" fo:country="US"/>
    </style:style>
    <style:style style:name="P50" style:parent-style-name="PreformattedText" style:family="paragraph">
      <style:text-properties fo:language="en" fo:country="US"/>
    </style:style>
    <style:style style:name="P51" style:parent-style-name="PreformattedText" style:family="paragraph">
      <style:text-properties fo:language="en" fo:country="US"/>
    </style:style>
    <style:style style:name="P52" style:parent-style-name="PreformattedText" style:family="paragraph">
      <style:text-properties fo:language="en" fo:country="US"/>
    </style:style>
    <style:style style:name="T53" style:parent-style-name="Fonteparág.padrão" style:family="text">
      <style:text-properties fo:language="en" fo:country="US"/>
    </style:style>
    <style:style style:name="T54" style:parent-style-name="Fonteparág.padrão" style:family="text">
      <style:text-properties fo:language="en" fo:country="US"/>
    </style:style>
    <style:style style:name="P55" style:parent-style-name="PreformattedText" style:family="paragraph">
      <style:text-properties fo:language="en" fo:country="US"/>
    </style:style>
    <style:style style:name="P56" style:parent-style-name="PreformattedText" style:family="paragraph">
      <style:text-properties fo:language="en" fo:country="US"/>
    </style:style>
    <style:style style:name="P57" style:parent-style-name="PreformattedText" style:family="paragraph">
      <style:text-properties fo:language="en" fo:country="US"/>
    </style:style>
    <style:style style:name="P58" style:parent-style-name="PreformattedText" style:family="paragraph">
      <style:text-properties fo:language="en" fo:country="US"/>
    </style:style>
    <style:style style:name="P59" style:parent-style-name="PreformattedText" style:family="paragraph">
      <style:text-properties fo:language="en" fo:country="US"/>
    </style:style>
    <style:style style:name="P60" style:parent-style-name="PreformattedText" style:family="paragraph">
      <style:text-properties fo:language="en" fo:country="US"/>
    </style:style>
    <style:style style:name="P61" style:parent-style-name="PreformattedText" style:family="paragraph">
      <style:text-properties fo:language="en" fo:country="US"/>
    </style:style>
    <style:style style:name="P62" style:parent-style-name="PreformattedText" style:family="paragraph">
      <style:text-properties fo:language="en" fo:country="US"/>
    </style:style>
    <style:style style:name="P63" style:parent-style-name="PreformattedText" style:family="paragraph">
      <style:text-properties fo:language="en" fo:country="US"/>
    </style:style>
    <style:style style:name="P64" style:parent-style-name="PreformattedText" style:family="paragraph">
      <style:text-properties fo:language="en" fo:country="US"/>
    </style:style>
    <style:style style:name="T65" style:parent-style-name="Fonteparág.padrão" style:family="text">
      <style:text-properties fo:language="en" fo:country="US"/>
    </style:style>
    <style:style style:name="T66" style:parent-style-name="Fonteparág.padrão" style:family="text">
      <style:text-properties fo:language="en" fo:country="US"/>
    </style:style>
    <style:style style:name="P67" style:parent-style-name="PreformattedText" style:family="paragraph">
      <style:text-properties fo:language="en" fo:country="US"/>
    </style:style>
    <style:style style:name="P68" style:parent-style-name="PreformattedText" style:family="paragraph">
      <style:text-properties fo:language="en" fo:country="US"/>
    </style:style>
    <style:style style:name="P69" style:parent-style-name="PreformattedText" style:family="paragraph">
      <style:text-properties fo:language="en" fo:country="US"/>
    </style:style>
    <style:style style:name="P70" style:parent-style-name="PreformattedText" style:family="paragraph">
      <style:text-properties fo:language="en" fo:country="US"/>
    </style:style>
    <style:style style:name="P71" style:parent-style-name="PreformattedText" style:family="paragraph">
      <style:paragraph-properties fo:widows="0" fo:orphans="0" style:line-height-at-least="0.2083in"/>
    </style:style>
    <style:style style:name="T72" style:parent-style-name="Fonteparág.padrão" style:family="text">
      <style:text-properties style:font-name="roboto, 'helvetica neue', Arial" fo:color="#434343" fo:font-size="10.5pt" style:font-size-asian="10.5pt" fo:language="en" fo:country="US"/>
    </style:style>
  </office:automatic-styles>
  <office:body>
    <office:text text:use-soft-page-breaks="true">
      <text:p text:style-name="P1"><text:span text:style-name="T2">Link do site;<text:s/></text:span><text:a xlink:href="https://estoro.000webhostapp.com/" office:target-frame-name="_top" xlink:show="replace"><text:span text:style-name="T3">estoro.000webhostapp.com</text:span></text:a></text:p>
      <text:p text:style-name="PreformattedText">BANCO DE DADOS;</text:p>
      <text:p text:style-name="PreformattedText">create database loja;</text:p>
      <text:p text:style-name="P4">use loja;</text:p>
      <text:p text:style-name="P5"><text:s/></text:p>
      <text:p text:style-name="P6"><text:tab/>create table Cliente(</text:p>
      <text:p text:style-name="P7"><text:s/></text:p>
      <text:p text:style-name="P8"><text:tab/><text:tab/>idCliente INT AUTO_INCREMENT,</text:p>
      <text:p text:style-name="P9"><text:tab/><text:tab/>nome VARCHAR(60) NOT NULL,</text:p>
      <text:p text:style-name="P10"><text:tab/><text:tab/>sobrenome VARCHAR(60),</text:p>
      <text:p text:style-name="P11"><text:tab/><text:tab/>email VARCHAR(60) NOT NULL,</text:p>
      <text:p text:style-name="P12"><text:tab/><text:tab/>sexo VARCHAR(9),</text:p>
      <text:p text:style-name="P13"><text:tab/><text:tab/>numero VARCHAR(11),</text:p>
      <text:p text:style-name="P14"><text:tab/><text:tab/>cpf VARCHAR(11),</text:p>
      <text:p text:style-name="P15"><text:tab/><text:tab/>senha VARCHAR(60) NOT NULL,</text:p>
      <text:p text:style-name="P16"><text:tab/><text:tab/>data datetime,</text:p>
      <text:p text:style-name="P17"><text:tab/><text:tab/>endereco VARCHAR (100) NOT NULL,</text:p>
      <text:p text:style-name="P18"><text:tab/><text:tab/>PRIMARY KEY(idCliente)</text:p>
      <text:p text:style-name="P19"><text:s/></text:p>
      <text:p text:style-name="P20"><text:tab/>)engine = innoDB;</text:p>
      <text:p text:style-name="P21"><text:s/></text:p>
      <text:p text:style-name="PreformattedText">INSERT into cliente(nome,sobrenome,email,sexo,numero,cpf,senha,data,endero)</text:p>
      <text:p text:style-name="PreformattedText"><text:tab/><text:tab/><text:tab/><text:tab/>values("Rafaela","Toro","rafaela@toro.com","F",9983434,123234,"123123423","2003-04-02");</text:p>
      <text:p text:style-name="PreformattedText"><text:s/></text:p>
      <text:p text:style-name="PreformattedText"><text:s/></text:p>
      <text:p text:style-name="P22">-------------------------------------------------------------------</text:p>
      <text:p text:style-name="P23"><text:s/></text:p>
      <text:p text:style-name="P24"><text:s/></text:p>
      <text:p text:style-name="P25">create table Admin(</text:p>
      <text:p text:style-name="P26"><text:s/></text:p>
      <text:p text:style-name="P27"><text:tab/><text:tab/>idAdmin INT AUTO_INCREMENT,</text:p>
      <text:p text:style-name="P28"><text:tab/><text:tab/>nome VARCHAR(60) NOT NULL,</text:p>
      <text:p text:style-name="P29"><text:tab/><text:tab/>sobrenome VARCHAR(60),</text:p>
      <text:p text:style-name="P30"><text:tab/><text:tab/>email VARCHAR(60) NOT NULL,</text:p>
      <text:p text:style-name="P31"><text:tab/><text:tab/>sexo VARCHAR(9),</text:p>
      <text:p text:style-name="P32"><text:tab/><text:tab/>senha VARCHAR(60) NOT NULL,</text:p>
      <text:p text:style-name="P33"><text:tab/><text:tab/>PRIMARY KEY(idAdmin)</text:p>
      <text:p text:style-name="P34"><text:s/></text:p>
      <text:p text:style-name="P35"><text:tab/>)engine = innoDB;</text:p>
      <text:p text:style-name="P36"><text:s/></text:p>
      <text:p text:style-name="P37"/>
      <text:p text:style-name="P38">INSERT into Admin</text:p>
      <text:p text:style-name="P39">(nome,sobrenome,email,sexo,senha)</text:p>
      <text:p text:style-name="P40"><text:tab/><text:tab/><text:tab/><text:tab/>values("Rafaela","Tôro","tororafaela6@gmail.com","F", "123456");</text:p>
      <text:p text:style-name="P41"><text:s/></text:p>
      <text:p text:style-name="PreformattedText">INSERT into Admin</text:p>
      <text:p text:style-name="PreformattedText">(nome,sobrenome,email,sexo, senha)</text:p>
      <text:p text:style-name="PreformattedText"><text:tab/><text:tab/><text:tab/><text:tab/>values("Jullia","Silverio","jullia@silverio.com","F","123456");</text:p>
      <text:p text:style-name="PreformattedText">INSERT into Admin</text:p>
      <text:p text:style-name="PreformattedText">(nome,sobrenome,email,sexo, senha)</text:p>
      <text:p text:style-name="PreformattedText"><text:tab/><text:tab/><text:tab/><text:tab/>values("Echilley","Oliveira","echilley@oliveira.com","F","123456");</text:p>
      <text:p text:style-name="P42">create table produto(</text:p>
      <text:p text:style-name="P43"><text:s/></text:p>
      <text:p text:style-name="P44"><text:tab/>idProduto INT AUTO_INCREMENT,</text:p>
      <text:p text:style-name="P45"><text:tab/>marca VARCHAR(60) NOT NULL,</text:p>
      <text:soft-page-break/>
      <text:p text:style-name="P46"><text:tab/>peca VARCHAR(101) NOT NULL,</text:p>
      <text:p text:style-name="PreformattedText"><text:span text:style-name="T47"><text:tab/></text:span>preco DECIMAL(5,2),</text:p>
      <text:p text:style-name="PreformattedText"><text:tab/>quantidade INT(100),</text:p>
      <text:p text:style-name="PreformattedText"><text:tab/></text:p>
      <text:p text:style-name="PreformattedText"><text:tab/>PRIMARY KEY(idProduto)</text:p>
      <text:p text:style-name="PreformattedText"><text:s/></text:p>
      <text:p text:style-name="PreformattedText"><text:tab/><text:span text:style-name="T48">)engine = innoDB;</text:span></text:p>
      <text:p text:style-name="P49"><text:s/></text:p>
      <text:p text:style-name="P50"><text:s/></text:p>
      <text:p text:style-name="P51">Create table compra (</text:p>
      <text:p text:style-name="P52"><text:tab/></text:p>
      <text:p text:style-name="PreformattedText"><text:span text:style-name="T53"><text:tab/></text:span>idCompra INT AUTO_INCREMENT,</text:p>
      <text:p text:style-name="PreformattedText"><text:tab/>quantidade INT(20),</text:p>
      <text:p text:style-name="PreformattedText"><text:tab/><text:span text:style-name="T54">cliente INT NOT NULL,</text:span></text:p>
      <text:p text:style-name="P55"><text:tab/>produto INT NOT NULL,</text:p>
      <text:p text:style-name="P56"><text:tab/>PRIMARY KEY (idCompra),</text:p>
      <text:p text:style-name="P57"><text:tab/>FOREING KEY (produto) REFERENCES produto(idProduto),</text:p>
      <text:p text:style-name="P58"><text:tab/>FOREING<text:s/>KEY (cliente) REFERENCES cliente(idCliente)</text:p>
      <text:p text:style-name="P59">) ) engine = innodb;</text:p>
      <text:p text:style-name="P60"><text:s/></text:p>
      <text:p text:style-name="P61"><text:s/></text:p>
      <text:p text:style-name="P62"><text:s/></text:p>
      <text:p text:style-name="P63">&lt;?php</text:p>
      <text:p text:style-name="P64">function conexao() {</text:p>
      <text:p text:style-name="PreformattedText"><text:span text:style-name="T65"><text:tab/></text:span>$conexao = mysqli_connect(</text:p>
      <text:p text:style-name="PreformattedText"><text:tab/><text:tab/>"localhost", //endereco do servido</text:p>
      <text:p text:style-name="PreformattedText"><text:tab/><text:tab/>"root", //usuario do BD</text:p>
      <text:p text:style-name="PreformattedText"><text:tab/><text:tab/>"", //senha do usuario do BD</text:p>
      <text:p text:style-name="PreformattedText"><text:tab/><text:tab/>"loja"); //nome da base de dados</text:p>
      <text:p text:style-name="PreformattedText"><text:s/></text:p>
      <text:p text:style-name="PreformattedText"><text:tab/><text:span text:style-name="T66">return $conexao;</text:span></text:p>
      <text:p text:style-name="P67">}</text:p>
      <text:p text:style-name="P68"><text:s/></text:p>
      <text:p text:style-name="P69">?&gt;</text:p>
      <text:p text:style-name="P70"/>
      <text:p text:style-name="P71"><text:span text:style-name="T72">SELECT * FROM PRODUTO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roboto, 'helvetica neue', Arial" svg:font-family="roboto, 'helvetica neue', Aria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faela Toro de Oliveira Barbiere</dc:creator>
    <meta:creation-date>2018-06-27T23:55:00Z</meta:creation-date>
    <dc:date>2018-08-29T19:06:00Z</dc:date>
    <meta:template xlink:href="Normal" xlink:type="simple"/>
    <meta:editing-cycles>4</meta:editing-cycles>
    <meta:editing-duration>PT1740S</meta:editing-duration>
    <meta:document-statistic meta:page-count="2" meta:paragraph-count="4" meta:word-count="318" meta:character-count="2035" meta:row-count="14" meta:non-whitespace-character-count="1721"/>
  </office:meta>
</office:document-meta>
</file>